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0.34mm"/>
    </style:style>
    <style:style style:name="co2" style:family="table-column">
      <style:table-column-properties fo:break-before="auto" style:column-width="111.92mm"/>
    </style:style>
    <style:style style:name="co3" style:family="table-column">
      <style:table-column-properties fo:break-before="auto" style:column-width="27.52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font-name="Bahnschrift SemiBold" fo:font-size="20pt" style:font-size-asian="20pt" style:font-size-complex="20pt"/>
    </style:style>
    <style:style style:name="ce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Bahnschrift SemiBold" fo:font-size="2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20pt" style:language-asian="zh" style:country-asian="CN" style:font-style-asian="normal" style:font-weight-asian="normal" style:font-name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office:value-type="string" calcext:value-type="string">
            <text:p>Consigne</text:p>
          </table:table-cell>
          <table:table-cell office:value-type="string" calcext:value-type="string">
            <text:p>Commande</text:p>
          </table:table-cell>
          <table:table-cell office:value-type="string" calcext:value-type="string">
            <text:p>Affich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ficher le chemin par défaut</text:p>
          </table:table-cell>
          <table:table-cell office:value-type="string" calcext:value-type="string">
            <text:p>pwd</text:p>
          </table:table-cell>
          <table:table-cell office:value-type="string" calcext:value-type="string">
            <text:p>/ro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éer un répertoire "essai"</text:p>
          </table:table-cell>
          <table:table-cell office:value-type="string" calcext:value-type="string">
            <text:p>mkdir ess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ez dans répertoire "essai"</text:p>
          </table:table-cell>
          <table:table-cell office:value-type="string" calcext:value-type="string">
            <text:p>cd ess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éer un fichier "texte.txt"</text:p>
          </table:table-cell>
          <table:table-cell office:value-type="string" calcext:value-type="string">
            <text:p>touch texte.txt</text:p>
          </table:table-cell>
          <table:table-cell/>
          <table:table-cell office:value-type="string" calcext:value-type="string">
            <text:p>na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ifier les droits en RW pour tous</text:p>
          </table:table-cell>
          <table:table-cell office:value-type="string" calcext:value-type="string">
            <text:p>chmod -R 666 texte.t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ourner dans le répoertoire parent</text:p>
          </table:table-cell>
          <table:table-cell office:value-type="string" calcext:value-type="string">
            <text:p>cd ~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éer un répertoire "transfert"</text:p>
          </table:table-cell>
          <table:table-cell office:value-type="string" calcext:value-type="string">
            <text:p>mkdir transfe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ier le fichier "texte.txt" dans le répertoire transfert</text:p>
          </table:table-cell>
          <table:table-cell office:value-type="string" calcext:value-type="string">
            <text:p>cp ./essai/texte.txt ./transfe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r le fichier "texte.txt" dans le répertoire essai</text:p>
          </table:table-cell>
          <table:table-cell office:value-type="string" calcext:value-type="string">
            <text:p>rm texte.t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r les droits en RW pour le propriétaire</text:p>
          </table:table-cell>
          <table:table-cell table:style-name="ce5" office:value-type="string" calcext:value-type="string">
            <text:p>chmod -R 600 texte.t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éer l'arborescence du tableau</text:p>
          </table:table-cell>
          <table:table-cell office:value-type="string" calcext:value-type="string">
            <text:p>regarder le tab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ier le fichier "texte.txt" dans le répertoire "sauvegarde"</text:p>
          </table:table-cell>
          <table:table-cell office:value-type="string" calcext:value-type="string">
            <text:p>cp ./transfert/texte.txt ./sauvegar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r le répertoire "essai"</text:p>
          </table:table-cell>
          <table:table-cell office:value-type="string" calcext:value-type="string">
            <text:p>rm essaifi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r le répertoire "transfert"</text:p>
          </table:table-cell>
          <table:table-cell office:value-type="string" calcext:value-type="string">
            <text:p>rm transfe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 partir de /root rechercher le fichier "texte.txt"</text:p>
          </table:table-cell>
          <table:table-cell office:value-type="string" calcext:value-type="string">
            <text:p>find texte.txt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3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2">
        <table:table-column table:style-name="co3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locadm</meta:initial-creator>
    <meta:creation-date>2023-05-11T12:08:52Z</meta:creation-date>
    <dc:date>2023-05-11T15:47:03.834000000</dc:date>
    <meta:editing-duration>PT19M53S</meta:editing-duration>
    <meta:editing-cycles>3</meta:editing-cycles>
    <meta:document-statistic meta:table-count="3" meta:cell-count="35" meta:object-count="0"/>
  </office:meta>
</office:document-meta>
</file>